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DejaVu Sans" svg:font-family="'DejaVu Sans'"/>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ce style:name="游明朝1" svg:font-family="游明朝" style:font-family-generic="roman" style:font-pitch="variable"/>
    <style:font-face style:name="游明朝2"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254061" draw:fill="solid" draw:fill-color="#ffff00" draw:textarea-horizontal-align="justify" draw:textarea-vertical-align="middle" draw:auto-grow-height="false" draw:fit-to-size="false" style:shrink-to-fit="false" fo:min-height="8.249cm" fo:min-width="5.499cm" fo:padding-top="0.125cm" fo:padding-bottom="0.125cm" fo:padding-left="0.25cm" fo:padding-right="0.25cm" fo:wrap-option="wrap" style:writing-mode="lr-tb" loext:decorative="false"/>
      <style:paragraph-properties style:writing-mode="lr-tb"/>
    </style:style>
    <style:style style:name="gr2" style:family="graphic" style:parent-style-name="standard">
      <style:graphic-properties draw:stroke="solid" svg:stroke-width="0cm" svg:stroke-color="#254061" draw:fill="solid" draw:fill-color="#ffff00" draw:textarea-horizontal-align="justify" draw:textarea-vertical-align="middle" draw:auto-grow-height="false" draw:fit-to-size="false" style:shrink-to-fit="false" fo:min-height="2.249cm" fo:min-width="1.501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solid" svg:stroke-width="0cm" svg:stroke-color="#254061" draw:fill="solid" draw:fill-color="#afd095" draw:textarea-horizontal-align="justify" draw:textarea-vertical-align="middle" draw:auto-grow-height="false" draw:fit-to-size="false" style:shrink-to-fit="false" fo:min-height="3.249cm" fo:min-width="1.999cm" fo:padding-top="0.125cm" fo:padding-bottom="0.125cm" fo:padding-left="0.25cm" fo:padding-right="0.25cm" fo:wrap-option="wrap" style:writing-mode="lr-tb" loext:decorative="false"/>
      <style:paragraph-properties style:writing-mode="lr-tb"/>
    </style:style>
    <style:style style:name="gr4" style:family="graphic" style:parent-style-name="standard">
      <style:graphic-properties draw:stroke="solid" svg:stroke-width="0cm" svg:stroke-color="#254061" draw:fill="solid" draw:fill-color="#ffe994" draw:textarea-horizontal-align="justify" draw:textarea-vertical-align="middle" draw:auto-grow-height="false" draw:fit-to-size="false" style:shrink-to-fit="false" fo:min-height="1.87cm" fo:min-width="1.267cm" fo:padding-top="0.125cm" fo:padding-bottom="0.125cm" fo:padding-left="0.25cm" fo:padding-right="0.25cm" fo:wrap-option="wrap" loext:decorative="false"/>
    </style:style>
    <style:style style:name="gr5" style:family="graphic" style:parent-style-name="objectwithoutfill">
      <style:graphic-properties draw:marker-end="線の終点_20_4" draw:marker-end-width="0.3cm" draw:fill="none" draw:textarea-vertical-align="middle" loext:decorative="false"/>
    </style:style>
    <style:style style:name="gr6" style:family="graphic" style:parent-style-name="objectwithoutfill">
      <style:graphic-properties draw:marker-end="線の終点_20_5" draw:marker-end-width="0.3cm" draw:fill="none" draw:textarea-vertical-align="middle" loext:decorative="false"/>
    </style:style>
    <style:style style:name="gr7" style:family="graphic" style:parent-style-name="standard">
      <style:graphic-properties draw:fill-color="#ffff00" draw:textarea-horizontal-align="justify" draw:textarea-vertical-align="middle" draw:auto-grow-height="false" fo:min-height="0.25cm" fo:min-width="1.688cm" loext:decorative="false"/>
    </style:style>
    <style:style style:name="gr8" style:family="graphic" style:parent-style-name="standard">
      <style:graphic-properties draw:stroke="none" svg:stroke-color="#000000" draw:fill="none" draw:fill-color="#ffffff" draw:auto-grow-height="true" draw:auto-grow-width="false" fo:min-height="1.399cm" loext:decorative="false"/>
      <style:paragraph-properties style:writing-mode="lr-tb"/>
    </style:style>
    <style:style style:name="gr9" style:family="graphic">
      <style:graphic-properties style:protect="size" loext:decorative="false"/>
    </style:style>
    <style:style style:name="gr10" style:family="graphic" style:parent-style-name="standard">
      <style:graphic-properties draw:stroke="solid" svg:stroke-width="0cm" svg:stroke-color="#254061" draw:fill="solid" draw:fill-color="#ffff00" draw:textarea-horizontal-align="justify" draw:textarea-vertical-align="middle" draw:auto-grow-height="false" draw:fit-to-size="false" style:shrink-to-fit="false" fo:min-height="2.002cm" fo:min-width="5.501cm" fo:padding-top="0.125cm" fo:padding-bottom="0.125cm" fo:padding-left="0.25cm" fo:padding-right="0.25cm" fo:wrap-option="wrap" style:writing-mode="lr-tb" loext:decorative="false"/>
      <style:paragraph-properties style:writing-mode="lr-tb"/>
    </style:style>
    <style:style style:name="gr11" style:family="graphic" style:parent-style-name="standard">
      <style:graphic-properties draw:stroke="solid" svg:stroke-width="0cm" svg:stroke-color="#254061" draw:fill="solid" draw:fill-color="#afd095" draw:textarea-horizontal-align="justify" draw:textarea-vertical-align="middle" draw:auto-grow-height="false" draw:fit-to-size="false" style:shrink-to-fit="false" fo:min-height="2cm" fo:min-width="5.501cm" fo:padding-top="0.125cm" fo:padding-bottom="0.125cm" fo:padding-left="0.25cm" fo:padding-right="0.25cm" fo:wrap-option="wrap" style:writing-mode="lr-tb" loext:decorative="false"/>
      <style:paragraph-properties style:writing-mode="lr-tb"/>
    </style:style>
    <style:style style:name="gr12" style:family="graphic" style:parent-style-name="standard">
      <style:graphic-properties draw:fill-color="#ed4c05" draw:textarea-horizontal-align="justify" draw:textarea-vertical-align="middle" draw:auto-grow-height="false" fo:min-height="1.313cm" fo:min-width="3.001cm" style:writing-mode="lr-tb" loext:decorative="false"/>
      <style:paragraph-properties style:writing-mode="lr-tb"/>
    </style:style>
    <style:style style:name="gr13" style:family="graphic" style:parent-style-name="standard">
      <style:graphic-properties draw:fill-color="#999999" draw:textarea-horizontal-align="justify" draw:textarea-vertical-align="middle" draw:auto-grow-height="false" fo:min-height="3.64cm" fo:min-width="4.804cm" style:writing-mode="lr-tb" loext:decorative="false"/>
      <style:paragraph-properties style:writing-mode="lr-tb"/>
    </style:style>
    <style:style style:name="gr14" style:family="graphic" style:parent-style-name="objectwithoutfill">
      <style:graphic-properties draw:marker-end="線の終点_20_7" draw:marker-end-width="0.3cm" draw:fill="none" draw:textarea-vertical-align="middle" loext:decorative="false"/>
    </style:style>
    <style:style style:name="gr15" style:family="graphic" style:parent-style-name="objectwithoutfill">
      <style:graphic-properties draw:marker-end="線の終点_20_8" draw:marker-end-width="0.3cm" draw:fill="none" draw:textarea-vertical-align="middle" loext:decorative="false"/>
    </style:style>
    <style:style style:name="gr16"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17" style:family="graphic" style:parent-style-name="standard">
      <style:graphic-properties draw:fill-color="#ffff00" draw:textarea-horizontal-align="justify" draw:textarea-vertical-align="middle" draw:auto-grow-height="false" fo:min-height="0.25cm" fo:min-width="0.654cm" loext:decorative="false"/>
    </style:style>
    <style:style style:name="gr18" style:family="graphic" style:parent-style-name="standard">
      <style:graphic-properties draw:stroke="none" svg:stroke-color="#000000" draw:fill="none" draw:fill-color="#ffffff" draw:auto-grow-height="true" draw:auto-grow-width="false" fo:min-height="3.098cm" loext:decorative="false"/>
      <style:paragraph-properties style:writing-mode="lr-tb"/>
    </style:style>
    <style:style style:name="gr19" style:family="graphic" style:parent-style-name="standard">
      <style:graphic-properties draw:stroke="solid" svg:stroke-width="0cm" svg:stroke-color="#254061" draw:fill="solid" draw:fill-color="#afd095" draw:textarea-horizontal-align="justify" draw:textarea-vertical-align="top" draw:auto-grow-height="false" draw:fit-to-size="false" style:shrink-to-fit="false" fo:min-height="9.251cm" fo:min-width="10.001cm" fo:padding-top="0.125cm" fo:padding-bottom="0.125cm" fo:padding-left="0.25cm" fo:padding-right="0.25cm" fo:wrap-option="wrap" style:writing-mode="lr-tb" loext:decorative="false"/>
      <style:paragraph-properties style:writing-mode="lr-tb"/>
    </style:style>
    <style:style style:name="gr20" style:family="graphic" style:parent-style-name="standard">
      <style:graphic-properties draw:stroke="solid" svg:stroke-width="0cm" svg:stroke-color="#254061" draw:fill="solid" draw:fill-color="#ffff00" draw:textarea-horizontal-align="justify" draw:textarea-vertical-align="middle" draw:auto-grow-height="false" draw:fit-to-size="false" style:shrink-to-fit="false" fo:min-height="3.557cm" fo:min-width="5.501cm" fo:padding-top="0.125cm" fo:padding-bottom="0.125cm" fo:padding-left="0.25cm" fo:padding-right="0.25cm" fo:wrap-option="wrap" style:writing-mode="lr-tb" loext:decorative="false"/>
      <style:paragraph-properties style:writing-mode="lr-tb"/>
    </style:style>
    <style:style style:name="gr21" style:family="graphic" style:parent-style-name="standard">
      <style:graphic-properties draw:stroke="none" draw:fill="none" fo:min-height="0.932cm" loext:decorative="false"/>
    </style:style>
    <style:style style:name="gr22" style:family="graphic" style:parent-style-name="standard">
      <style:graphic-properties draw:stroke="solid" svg:stroke-width="0cm" svg:stroke-color="#254061" draw:fill="solid" draw:fill-color="#ffff00" draw:textarea-horizontal-align="justify" draw:textarea-vertical-align="middle" draw:auto-grow-height="false" draw:fit-to-size="false" style:shrink-to-fit="false" fo:min-height="0.751cm" fo:min-width="5.501cm" fo:padding-top="0.125cm" fo:padding-bottom="0.125cm" fo:padding-left="0.25cm" fo:padding-right="0.25cm" fo:wrap-option="wrap" style:writing-mode="lr-tb" loext:decorative="false"/>
      <style:paragraph-properties style:writing-mode="lr-tb"/>
    </style:style>
    <style:style style:name="gr23" style:family="graphic" style:parent-style-name="standard">
      <style:graphic-properties draw:stroke="solid" svg:stroke-width="0cm" svg:stroke-color="#254061" draw:fill="solid" draw:fill-color="#3faf46" draw:textarea-horizontal-align="justify" draw:textarea-vertical-align="middle" draw:auto-grow-height="false" draw:fit-to-size="false" style:shrink-to-fit="false" fo:min-height="0.656cm" fo:min-width="5.501cm" fo:padding-top="0.125cm" fo:padding-bottom="0.125cm" fo:padding-left="0.25cm" fo:padding-right="0.25cm" fo:wrap-option="wrap" style:writing-mode="lr-tb" loext:decorative="false"/>
      <style:paragraph-properties style:writing-mode="lr-tb"/>
    </style:style>
    <style:style style:name="gr24" style:family="graphic" style:parent-style-name="objectwithoutfill">
      <style:graphic-properties draw:marker-start="線の終点_20_9" draw:marker-start-width="0.3cm" draw:marker-end="線の終点_20_10" draw:marker-end-width="0.3cm" draw:fill="none" draw:textarea-vertical-align="middle" loext:decorative="false"/>
    </style:style>
    <style:style style:name="gr25"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7cm" fo:min-width="4.025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in-height="2.132cm" loext:decorative="false"/>
      <style:paragraph-properties style:writing-mode="lr-tb"/>
    </style:style>
    <style:style style:name="gr28" style:family="graphic" style:parent-style-name="standard">
      <style:graphic-properties draw:fill-color="#ed4c05" draw:textarea-horizontal-align="justify" draw:textarea-vertical-align="middle" draw:auto-grow-height="false" fo:min-height="2.25cm" fo:min-width="5.501cm" style:writing-mode="lr-tb" loext:decorative="false"/>
      <style:paragraph-properties style:writing-mode="lr-tb"/>
    </style:style>
    <style:style style:name="gr29" style:family="graphic" style:parent-style-name="standard">
      <style:graphic-properties draw:stroke="solid" svg:stroke-width="0cm" svg:stroke-color="#254061" draw:fill="solid" draw:fill-color="#ff860d" draw:textarea-horizontal-align="justify" draw:textarea-vertical-align="middle" draw:auto-grow-height="false" draw:fit-to-size="false" style:shrink-to-fit="false" fo:min-height="0.751cm" fo:min-width="5.501cm" fo:padding-top="0.125cm" fo:padding-bottom="0.125cm" fo:padding-left="0.25cm" fo:padding-right="0.25cm" fo:wrap-option="wrap" style:writing-mode="lr-tb"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in-height="0.379cm" loext:decorative="false"/>
      <style:paragraph-properties style:writing-mode="lr-tb"/>
    </style:style>
    <style:style style:name="pr1" style:family="presentation" style:parent-style-name="Title_2c__20_Content-title">
      <style:graphic-properties draw:stroke="none" svg:stroke-width="0cm" draw:fill="none" loext:fill-use-slide-background="false" draw:textarea-horizontal-align="justify" draw:textarea-vertical-align="middle" draw:auto-grow-height="false" draw:fit-to-size="false" style:shrink-to-fit="false" fo:min-height="2.63cm" fo:padding-top="0cm" fo:padding-bottom="0cm" fo:padding-left="0cm" fo:padding-right="0cm" fo:wrap-option="wrap" loext:decorative="false"/>
      <style:paragraph-properties style:writing-mode="lr-tb"/>
    </style:style>
    <style:style style:name="pr2" style:family="presentation" style:parent-style-name="Title_2c__20_Content-notes">
      <style:graphic-properties draw:fill-color="#ffffff" fo:min-height="13.364cm" loext:decorative="false"/>
      <style:paragraph-properties style:writing-mode="lr-tb"/>
    </style:style>
    <style:style style:name="pr3" style:family="presentation" style:parent-style-name="Title_2c__20_Content-title">
      <style:graphic-properties fo:min-height="2.626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font-size-asian="32pt" style:font-size-complex="32pt"/>
    </style:style>
    <style:style style:name="P3" style:family="paragraph">
      <style:paragraph-properties fo:text-align="center"/>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4" style:family="paragraph">
      <loext:graphic-properties draw:fill="solid" draw:fill-color="#ffff00"/>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5" style:family="paragraph">
      <loext:graphic-properties draw:fill="solid" draw:fill-color="#afd095"/>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6" style:family="paragraph">
      <loext:graphic-properties draw:fill="solid" draw:fill-color="#ffe99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7" style:family="paragraph">
      <loext:graphic-properties draw:fill="none"/>
      <style:paragraph-properties fo:text-align="center"/>
    </style:style>
    <style:style style:name="P8" style:family="paragraph">
      <loext:graphic-properties draw:fill-color="#ffff00"/>
      <style:paragraph-properties fo:text-align="center"/>
    </style:style>
    <style:style style:name="P9" style:family="paragraph">
      <loext:graphic-properties draw:fill="none" draw:fill-color="#ffffff"/>
    </style:style>
    <style:style style:name="P10" style:family="paragraph">
      <loext:graphic-properties draw:fill-color="#ffffff"/>
    </style:style>
    <style:style style:name="P11" style:family="paragraph">
      <loext:graphic-properties draw:fill="solid" draw:fill-color="#ffff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12" style:family="paragraph">
      <loext:graphic-properties draw:fill="solid" draw:fill-color="#afd095"/>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13" style:family="paragraph">
      <style:paragraph-properties fo:text-align="center"/>
    </style:style>
    <style:style style:name="P14" style:family="paragraph">
      <loext:graphic-properties draw:fill-color="#ed4c05"/>
      <style:paragraph-properties fo:text-align="center" style:writing-mode="lr-tb"/>
    </style:style>
    <style:style style:name="P15" style:family="paragraph">
      <style:paragraph-properties fo:text-align="center"/>
      <style:text-properties fo:font-size="26pt" style:font-size-asian="26pt" style:font-size-complex="26pt"/>
    </style:style>
    <style:style style:name="P16" style:family="paragraph">
      <loext:graphic-properties draw:fill-color="#999999"/>
      <style:paragraph-properties fo:text-align="center" style:writing-mode="lr-tb"/>
      <style:text-properties fo:font-size="26pt" style:font-size-asian="26pt" style:font-size-complex="26pt"/>
    </style:style>
    <style:style style:name="P17" style:family="paragraph">
      <loext:graphic-properties draw:fill="none" draw:fill-color="#ffffff"/>
      <style:text-properties fo:font-size="21pt" style:font-size-asian="21pt" style:font-size-complex="21pt"/>
    </style:style>
    <style:style style:name="P18" style:family="paragraph">
      <style:text-properties fo:font-size="28pt" style:font-size-asian="28pt" style:font-size-complex="28pt"/>
    </style:style>
    <style:style style:name="P19" style:family="paragraph">
      <loext:graphic-properties draw:fill="none"/>
      <style:paragraph-properties fo:margin-top="0.42cm" fo:margin-bottom="0.35cm"/>
      <style:text-properties fo:font-size="10pt" style:font-size-asian="10pt" style:font-size-complex="10pt"/>
    </style:style>
    <style:style style:name="P20" style:family="paragraph">
      <loext:graphic-properties draw:fill="solid" draw:fill-color="#3faf46"/>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21" style:family="paragraph">
      <style:paragraph-properties fo:text-align="center"/>
      <style:text-properties fo:font-size="20pt" style:font-size-asian="20pt" style:font-size-complex="20pt"/>
    </style:style>
    <style:style style:name="P22" style:family="paragraph">
      <loext:graphic-properties draw:fill-color="#ed4c05"/>
      <style:paragraph-properties fo:text-align="center" style:writing-mode="lr-tb"/>
      <style:text-properties fo:font-size="20pt" style:font-size-asian="20pt" style:font-size-complex="20pt"/>
    </style:style>
    <style:style style:name="P23" style:family="paragraph">
      <loext:graphic-properties draw:fill="solid" draw:fill-color="#ff860d"/>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 style:family="text">
      <style:text-properties fo:font-variant="normal" fo:text-transform="none" fo:color="#000000" loext:opacity="100%" style:text-outline="false" style:text-line-through-style="none" style:text-line-through-type="none" style:text-position="0% 100%" style:font-name="Arial" fo:font-size="32pt" fo:letter-spacing="normal" fo:font-style="normal" style:text-underline-style="none" fo:font-weight="normal" fo:background-color="transparent" style:font-size-asian="32pt" style:language-asian="ja" style:country-asian="JP" style:font-style-asian="normal" style:font-weight-asian="normal" style:font-size-complex="32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 fo:font-size="22pt" fo:letter-spacing="normal" fo:language="en" fo:country="US" fo:font-style="normal" style:text-underline-style="none" fo:font-weight="normal" fo:background-color="transparent" style:font-name-asian="DejaVu Sans" style:font-size-asian="22pt" style:font-style-asian="normal" style:font-weight-asian="normal" style:font-name-complex="DejaVu Sans" style:font-size-complex="2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6" style:family="text">
      <style:text-properties fo:font-size="26pt" style:font-size-asian="26pt" style:font-size-complex="26pt"/>
    </style:style>
    <style:style style:name="T7" style:family="text">
      <style:text-properties fo:font-size="21pt" style:font-size-asian="21pt" style:font-size-complex="21pt"/>
    </style:style>
    <style:style style:name="T8" style:family="text">
      <style:text-properties fo:font-size="28pt" style:font-size-asian="28pt" style:font-size-complex="28pt"/>
    </style:style>
    <style:style style:name="T9" style:family="text">
      <style:text-properties fo:font-size="20pt" style:font-size-asian="20pt" style:font-size-complex="2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巨大ＬＬＭをＡＰＩで利用 " draw:style-name="dp1" draw:master-page-name="Title_2c__20_Content" presentation:presentation-page-layout-name="AL1T11">
        <draw:frame draw:name="PlaceHolder 1" presentation:style-name="pr1" draw:text-style-name="P2" draw:layer="layout" svg:width="25.196cm" svg:height="2.626cm" svg:x="1.4cm" svg:y="0.628cm" presentation:class="title" presentation:user-transformed="true">
          <draw:text-box>
            <text:p text:style-name="P1"><text:span text:style-name="T1">巨大ＬＬＭをＡＰＩで利用 </text:span></text:p>
          </draw:text-box>
        </draw:frame>
        <draw:custom-shape draw:style-name="gr1" draw:text-style-name="P4" xml:id="id1" draw:id="id1" draw:layer="layout" svg:width="5.998cm" svg:height="8.498cm" svg:x="20cm" svg:y="5.002cm">
          <text:p text:style-name="P3"><text:span text:style-name="T2">LLM</text:span><text:span text:style-name="T3"><text:line-break/></text:span><text:span text:style-name="T3"><text:line-break/></text:span><text:span text:style-name="T4">LLM</text:span><text:span text:style-name="T4">自体の</text:span><text:span text:style-name="T4"><text:line-break/></text:span><text:span text:style-name="T4">知識を利用</text:span><text:span text:style-name="T4"><text:line-break/></text:span><text:span text:style-name="T4"><text:line-break/></text:span><text:span text:style-name="T4">ex) GPT</text:span><text:span text:style-name="T4"><text:line-break/></text:span><text:span text:style-name="T4"><text:line-break/></text:span><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4" xml:id="id2" draw:id="id2" draw:layer="layout" svg:width="2cm" svg:height="2.498cm" svg:x="12.498cm" svg:y="8cm">
          <text:p text:style-name="P3"><text:span text:style-name="T5">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5" xml:id="id3" draw:id="id3" draw:layer="layout" svg:width="2.498cm" svg:height="3.498cm" svg:x="10cm" svg:y="7.5cm">
          <text:p text:style-name="P3"><text:span text:style-name="T5">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6" xml:id="id4" draw:id="id4" draw:layer="layout" svg:width="2.499cm" svg:height="2.998cm" svg:x="2.001cm" svg:y="8.5cm">
          <text:p/>
          <draw:enhanced-geometry draw:mirror-horizontal="false" draw:mirror-vertical="false" svg:viewBox="0 0 0 0" draw:text-areas="?f17 ?f20 ?f18 ?f21" draw:type="ooxml-smileyFace" draw:modifiers="9282"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range-y-maximum="4653" draw:handle-position="?f16 ?f9" draw:handle-range-y-minimum="-4653"/>
          </draw:enhanced-geometry>
        </draw:custom-shape>
        <draw:connector draw:style-name="gr5" draw:text-style-name="P7" draw:layer="layout" draw:type="line" svg:x1="20cm" svg:y1="9.251cm" svg:x2="14.498cm" svg:y2="9.249cm" draw:start-shape="id1" draw:start-glue-point="3" draw:end-shape="id2" draw:end-glue-point="1" svg:d="M20000 9251l-5502-2" svg:viewBox="0 0 5503 3">
          <text:p/>
        </draw:connector>
        <draw:connector draw:style-name="gr6" draw:text-style-name="P7" draw:layer="layout" draw:type="line" svg:x1="10cm" svg:y1="9.249cm" svg:x2="4.5cm" svg:y2="9.999cm" draw:start-shape="id3" draw:start-glue-point="3" draw:end-shape="id4" draw:end-glue-point="1" svg:d="M10000 9249l-5500 750" svg:viewBox="0 0 5501 751">
          <text:p/>
        </draw:connector>
        <draw:custom-shape draw:style-name="gr7" draw:text-style-name="P8" draw:layer="layout" svg:width="2.5cm" svg:height="1cm" svg:x="16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9" draw:layer="layout" svg:width="6.5cm" svg:height="1.649cm" svg:x="13cm" svg:y="5cm">
          <draw:text-box>
            <text:p>入力トークンは簡単な設定と質問のみ</text:p>
          </draw:text-box>
        </draw:frame>
        <presentation:notes draw:style-name="dp2">
          <draw:page-thumbnail draw:style-name="gr9" draw:layer="layout" svg:width="19.798cm" svg:height="11.136cm" svg:x="0.6cm" svg:y="2.257cm" draw:page-number="1" presentation:class="page"/>
          <draw:frame presentation:style-name="pr2" draw:text-style-name="P10" draw:layer="layout" svg:width="16.799cm" svg:height="13.364cm" svg:x="2.1cm" svg:y="14.107cm" presentation:class="notes" presentation:placeholder="true">
            <draw:text-box/>
          </draw:frame>
        </presentation:notes>
      </draw:page>
      <draw:page draw:name="ローカルＬＬＭを検索と組み合わせて利用" draw:style-name="dp1" draw:master-page-name="Title_2c__20_Content" presentation:presentation-page-layout-name="AL1T11">
        <draw:frame draw:name="PlaceHolder 2" presentation:style-name="pr1" draw:text-style-name="P2" draw:layer="layout" svg:width="25.196cm" svg:height="2.626cm" svg:x="1.4cm" svg:y="0.628cm" presentation:class="title" presentation:user-transformed="true">
          <draw:text-box>
            <text:p text:style-name="P1"><text:span text:style-name="T1">ローカルＬＬＭを検索と組み合わせて利用</text:span></text:p>
          </draw:text-box>
        </draw:frame>
        <draw:custom-shape draw:style-name="gr10" draw:text-style-name="P11" draw:layer="layout" svg:width="6cm" svg:height="2.251cm" svg:x="9.5cm" svg:y="4.749cm">
          <text:p text:style-name="P3"><text:span text:style-name="T5">Local L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2" xml:id="id5" draw:id="id5" draw:layer="layout" svg:width="6cm" svg:height="2.249cm" svg:x="9.5cm" svg:y="7cm">
          <text:p text:style-name="P3"><text:span text:style-name="T5">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6" xml:id="id6" draw:id="id6" draw:layer="layout" svg:width="2.499cm" svg:height="2.998cm" svg:x="2.001cm" svg:y="8.5cm">
          <text:p/>
          <draw:enhanced-geometry draw:mirror-horizontal="false" draw:mirror-vertical="false" svg:viewBox="0 0 0 0" draw:text-areas="?f17 ?f20 ?f18 ?f21" draw:type="ooxml-smileyFace" draw:modifiers="9282"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range-y-maximum="4653" draw:handle-position="?f16 ?f9" draw:handle-range-y-minimum="-4653"/>
          </draw:enhanced-geometry>
        </draw:custom-shape>
        <draw:connector draw:style-name="gr6" draw:text-style-name="P7" draw:layer="layout" draw:type="line" svg:x1="9.5cm" svg:y1="8.124cm" svg:x2="4.5cm" svg:y2="9.999cm" draw:start-shape="id5" draw:start-glue-point="3" draw:end-shape="id6" draw:end-glue-point="1" svg:d="M9500 8124l-5000 1875" svg:viewBox="0 0 5001 1876">
          <text:p/>
        </draw:connector>
        <draw:custom-shape draw:style-name="gr12" draw:text-style-name="P14" xml:id="id8" draw:id="id8" draw:layer="layout" svg:width="3.5cm" svg:height="2.5cm" svg:x="8cm" svg:y="11.5cm">
          <text:p text:style-name="P13">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6" xml:id="id7" draw:id="id7" draw:layer="layout" svg:width="7.5cm" svg:height="5.5cm" svg:x="19.5cm" svg:y="6cm">
          <text:p text:style-name="P15"><text:span text:style-name="T6">Intern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7" draw:layer="layout" draw:type="line" svg:x1="19.5cm" svg:y1="8.75cm" svg:x2="15.5cm" svg:y2="8.124cm" draw:start-shape="id7" draw:start-glue-point="6" draw:end-shape="id5" draw:end-glue-point="1" svg:d="M19500 8750l-4000-626" svg:viewBox="0 0 4001 627">
          <text:p/>
        </draw:connector>
        <draw:connector draw:style-name="gr15" draw:text-style-name="P7" draw:layer="layout" draw:type="line" svg:x1="9.75cm" svg:y1="11.5cm" svg:x2="12.5cm" svg:y2="9.249cm" draw:start-shape="id8" draw:start-glue-point="5" draw:end-shape="id5" draw:end-glue-point="2" svg:d="M9750 11500l2750-2251" svg:viewBox="0 0 2751 2252">
          <text:p/>
        </draw:connector>
        <draw:frame draw:style-name="gr16" draw:text-style-name="P17" draw:layer="layout" svg:width="2.5cm" svg:height="1.5cm" svg:x="17cm" svg:y="9cm">
          <draw:text-box>
            <text:p><text:span text:style-name="T7">検索</text:span></text:p>
          </draw:text-box>
        </draw:frame>
        <draw:frame draw:style-name="gr8" draw:text-style-name="P9" draw:layer="layout" svg:width="5.5cm" svg:height="1.649cm" svg:x="11.5cm" svg:y="10.039cm">
          <draw:text-box>
            <text:p>検索キャッシュ</text:p>
          </draw:text-box>
        </draw:frame>
        <draw:custom-shape draw:style-name="gr17" draw:text-style-name="P8" draw:layer="layout" svg:width="1.318cm" svg:height="1cm" draw:transform="rotate (1.60675010938598) translate (15.78cm 7.4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9" draw:layer="layout" svg:width="5cm" svg:height="3.348cm" svg:x="15.733cm" svg:y="3.5cm">
          <draw:text-box>
            <text:p>入力トークンは会話の設定に加え関連知識</text:p>
          </draw:text-box>
        </draw:frame>
        <presentation:notes draw:style-name="dp2">
          <draw:page-thumbnail draw:style-name="gr9" draw:layer="layout" svg:width="19.798cm" svg:height="11.136cm" svg:x="0.6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sallの構成" draw:style-name="dp1" draw:master-page-name="Title_2c__20_Content" presentation:presentation-page-layout-name="AL1T11">
        <draw:custom-shape draw:style-name="gr19" draw:text-style-name="P5" draw:layer="layout" svg:width="10.5cm" svg:height="9.5cm" svg:x="6cm" svg:y="3cm">
          <text:p text:style-name="P3"><text:span text:style-name="T5">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8" draw:layer="layout" svg:width="25.196cm" svg:height="2.626cm" svg:x="1.4cm" svg:y="0.628cm" presentation:class="title">
          <draw:text-box>
            <text:p><text:span text:style-name="T8">sall</text:span><text:span text:style-name="T8">の構成</text:span></text:p>
          </draw:text-box>
        </draw:frame>
        <draw:custom-shape draw:style-name="gr20" draw:text-style-name="P4" draw:layer="layout" svg:width="6cm" svg:height="3.806cm" svg:x="20.5cm" svg:y="6cm">
          <text:p text:style-name="P3"><text:span text:style-name="T5">Llama3.2 1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4" xml:id="id10" draw:id="id10" draw:layer="layout" svg:width="6cm" svg:height="2.251cm" svg:x="20.5cm" svg:y="9.806cm">
          <text:p text:style-name="P3"><text:span text:style-name="T5">Olla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9" draw:layer="layout" svg:width="0.502cm" svg:height="1.182cm" svg:x="13.795cm" svg:y="9.716cm">
          <draw:text-box>
            <text:p/>
          </draw:text-box>
        </draw:frame>
        <draw:custom-shape draw:style-name="gr22" draw:text-style-name="P4" xml:id="id9" draw:id="id9" draw:layer="layout" svg:width="6cm" svg:height="1cm" svg:x="10.5cm" svg:y="11cm">
          <text:p text:style-name="P3"><text:span text:style-name="T5">ollama-a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20" draw:layer="layout" svg:width="6cm" svg:height="0.905cm" svg:x="6cm" svg:y="4.095cm">
          <text:p text:style-name="P3"><text:span text:style-name="T5">nat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4" draw:text-style-name="P7" draw:layer="layout" draw:type="line" svg:x1="16.5cm" svg:y1="11.5cm" svg:x2="20.5cm" svg:y2="10.931cm" draw:start-shape="id9" draw:start-glue-point="1" draw:end-shape="id10" draw:end-glue-point="3" svg:d="M16500 11500l4000-569" svg:viewBox="0 0 4001 570">
          <text:p/>
        </draw:connector>
        <draw:frame draw:style-name="gr25" draw:text-style-name="P9" draw:layer="layout" svg:width="4cm" svg:height="1cm" svg:x="2cm" svg:y="4.2cm">
          <draw:text-box>
            <text:p>形態素解析</text:p>
          </draw:text-box>
        </draw:frame>
        <draw:frame draw:style-name="gr25" draw:text-style-name="P9" draw:layer="layout" svg:width="4cm" svg:height="1cm" svg:x="2cm" svg:y="9cm">
          <draw:text-box>
            <text:p>ネット検索</text:p>
          </draw:text-box>
        </draw:frame>
        <draw:frame draw:style-name="gr26" draw:text-style-name="P9" draw:layer="layout" svg:width="4.525cm" svg:height="0.967cm" svg:x="1.475cm" svg:y="7.6cm">
          <draw:text-box>
            <text:p>Wikipedia検索</text:p>
          </draw:text-box>
        </draw:frame>
        <draw:frame draw:style-name="gr27" draw:text-style-name="P9" draw:layer="layout" svg:width="21.844cm" svg:height="2.382cm" svg:x="3.5cm" svg:y="12.76cm">
          <draw:text-box>
            <text:p>質問文の名詞を切り分け、Wikipediaやネット検索により補完知識を取得・キャッシュし、まとめてローカルLLM に投入する。<text:line-break/>前提知識をあらかじめキャッシュ機構に入れておくという方法もある。</text:p>
          </draw:text-box>
        </draw:frame>
        <draw:frame draw:style-name="gr16" draw:text-style-name="P9" draw:layer="layout" svg:width="5.5cm" svg:height="1.5cm" svg:x="21cm" svg:y="4.5cm">
          <draw:text-box>
            <text:p>ローカルLLM</text:p>
          </draw:text-box>
        </draw:frame>
        <draw:custom-shape draw:style-name="gr28" draw:text-style-name="P22" draw:layer="layout" svg:width="6cm" svg:height="4cm" svg:x="11.5cm" svg:y="6.5cm">
          <text:p text:style-name="P21"><text:span text:style-name="T9">SQLite</text:span><text:span text:style-name="T9">による</text:span><text:span text:style-name="T9"><text:line-break/></text:span><text:span text:style-name="T9">キャッシュ機構</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23" draw:layer="layout" svg:width="6cm" svg:height="1cm" svg:x="6.026cm" svg:y="5.48cm">
          <text:p text:style-name="P3"><text:span text:style-name="T5">wikiped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23" draw:layer="layout" svg:width="6cm" svg:height="1cm" svg:x="6cm" svg:y="7.5cm">
          <text:p text:style-name="P3"><text:span text:style-name="T5">wikiped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23" draw:layer="layout" svg:width="6cm" svg:height="1cm" svg:x="6cm" svg:y="9cm">
          <text:p text:style-name="P3"><text:span text:style-name="T5">duckduck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9" draw:layer="layout" svg:width="4.526cm" svg:height="0.95cm" svg:x="1.5cm" svg:y="5.6cm">
          <draw:text-box>
            <text:p>専門テキスト</text:p>
          </draw:text-box>
        </draw:frame>
        <presentation:notes draw:style-name="dp2">
          <draw:page-thumbnail draw:style-name="gr9" draw:layer="layout" svg:width="0.001cm" svg:height="0.002cm" svg:x="0.004cm" svg:y="0cm" draw:page-number="3"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DejaVu Sans" svg:font-family="'DejaVu Sans'"/>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ce style:name="游明朝1" svg:font-family="游明朝" style:font-family-generic="roman" style:font-pitch="variable"/>
    <style:font-face style:name="游明朝2"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線の終点_20_10" draw:display-name="線の終点 10" svg:viewBox="0 0 20 20" svg:d="M0 20l10-20 10 20z"/>
    <draw:marker draw:name="線の終点_20_4" draw:display-name="線の終点 4" svg:viewBox="0 0 20 20" svg:d="M0 20l10-20 10 20z"/>
    <draw:marker draw:name="線の終点_20_5" draw:display-name="線の終点 5" svg:viewBox="0 0 20 20" svg:d="M0 20l10-20 10 20z"/>
    <draw:marker draw:name="線の終点_20_7" draw:display-name="線の終点 7" svg:viewBox="0 0 20 20" svg:d="M0 20l10-20 10 20z"/>
    <draw:marker draw:name="線の終点_20_8" draw:display-name="線の終点 8" svg:viewBox="0 0 20 20" svg:d="M0 20l10-20 10 20z"/>
    <draw:marker draw:name="線の終点_20_9" draw:display-name="線の終点 9" svg:viewBox="0 0 20 20" svg:d="M0 20l10-20 10 20z"/>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游明朝1" fo:font-size="24pt" fo:language="en" fo:country="US" style:font-name-asian="游明朝2"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Title_2c__20_2_20_Content_20_over_20_Content-background" style:display-name="Title, 2 Content over Content-background" style:family="presentation">
      <style:graphic-properties draw:stroke="none" draw:fill="none"/>
      <style:text-properties style:letter-kerning="true"/>
    </style:style>
    <style:style style:name="Title_2c__20_2_20_Content_20_over_20_Content-backgroundobjects" style:display-name="Title, 2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over_20_Content-notes" style:display-name="Title, 2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over_20_Content-outline1" style:display-name="Title, 2 Content over Content-outline1" style:family="presentation">
      <style:graphic-properties draw:stroke="none" draw:fill="none" draw:auto-grow-height="false" draw:fit-to-size="false" style:shrink-to-fit="true">
        <text:list-style style:name="Title_2c__20_2_20_Content_20_over_20_Content-outline1" style:display-name="Title, 2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outline2" style:display-name="Title, 2 Content over Content-outline2" style:family="presentation" style:parent-style-name="Title_2c__20_2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over_20_Content-outline3" style:display-name="Title, 2 Content over Content-outline3" style:family="presentation" style:parent-style-name="Title_2c__20_2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over_20_Content-outline4" style:display-name="Title, 2 Content over Content-outline4" style:family="presentation" style:parent-style-name="Title_2c__20_2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over_20_Content-outline5" style:display-name="Title, 2 Content over Content-outline5" style:family="presentation" style:parent-style-name="Title_2c__20_2_20_Content_20_over_20_Content-outline4">
      <style:paragraph-properties fo:margin-top="0.1cm" fo:margin-bottom="0cm"/>
      <style:text-properties fo:font-size="20pt" style:font-size-asian="20pt" style:font-size-complex="20pt"/>
    </style:style>
    <style:style style:name="Title_2c__20_2_20_Content_20_over_20_Content-outline6" style:display-name="Title, 2 Content over Content-outline6" style:family="presentation" style:parent-style-name="Title_2c__20_2_20_Content_20_over_20_Content-outline5">
      <style:paragraph-properties fo:margin-top="0.1cm" fo:margin-bottom="0cm"/>
      <style:text-properties fo:font-size="20pt" style:font-size-asian="20pt" style:font-size-complex="20pt"/>
    </style:style>
    <style:style style:name="Title_2c__20_2_20_Content_20_over_20_Content-outline7" style:display-name="Title, 2 Content over Content-outline7" style:family="presentation" style:parent-style-name="Title_2c__20_2_20_Content_20_over_20_Content-outline6">
      <style:paragraph-properties fo:margin-top="0.1cm" fo:margin-bottom="0cm"/>
      <style:text-properties fo:font-size="20pt" style:font-size-asian="20pt" style:font-size-complex="20pt"/>
    </style:style>
    <style:style style:name="Title_2c__20_2_20_Content_20_over_20_Content-outline8" style:display-name="Title, 2 Content over Content-outline8" style:family="presentation" style:parent-style-name="Title_2c__20_2_20_Content_20_over_20_Content-outline7">
      <style:paragraph-properties fo:margin-top="0.1cm" fo:margin-bottom="0cm"/>
      <style:text-properties fo:font-size="20pt" style:font-size-asian="20pt" style:font-size-complex="20pt"/>
    </style:style>
    <style:style style:name="Title_2c__20_2_20_Content_20_over_20_Content-outline9" style:display-name="Title, 2 Content over Content-outline9" style:family="presentation" style:parent-style-name="Title_2c__20_2_20_Content_20_over_20_Content-outline8">
      <style:paragraph-properties fo:margin-top="0.1cm" fo:margin-bottom="0cm"/>
      <style:text-properties fo:font-size="20pt" style:font-size-asian="20pt" style:font-size-complex="20pt"/>
    </style:style>
    <style:style style:name="Title_2c__20_2_20_Content_20_over_20_Content-subtitle" style:display-name="Title, 2 Content over Content-subtitle" style:family="presentation">
      <style:graphic-properties draw:stroke="none" draw:fill="none" draw:textarea-vertical-align="middle">
        <text:list-style style:name="Title_2c__20_2_20_Content_20_over_20_Content-subtitle" style:display-name="Title, 2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title" style:display-name="Title, 2 Content over Content-title" style:family="presentation">
      <style:graphic-properties draw:stroke="none" draw:fill="none" draw:textarea-vertical-align="middle">
        <text:list-style style:name="Title_2c__20_2_20_Content_20_over_20_Content-title" style:display-name="Title, 2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over_20_Content-background" style:display-name="Title, Content over Content-background" style:family="presentation">
      <style:graphic-properties draw:stroke="none" draw:fill="none"/>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false" style:shrink-to-fit="true">
        <text:list-style style:name="Title_2c__20_Content_20_over_20_Content-outline1" style:display-name="Title,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outline2" style:display-name="Title, Content over Content-outline2" style:family="presentation" style:parent-style-name="Title_2c_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over_20_Content-outline3" style:display-name="Title, Content over Content-outline3" style:family="presentation" style:parent-style-name="Title_2c_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over_20_Content-outline4" style:display-name="Title, Content over Content-outline4" style:family="presentation" style:parent-style-name="Title_2c_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text:list-style style:name="Title_2c__20_Content_20_over_20_Content-title" style:display-name="Title,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4_20_Content-background" style:display-name="Title, 4 Content-background" style:family="presentation">
      <style:graphic-properties draw:stroke="none" draw:fill="none"/>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false" style:shrink-to-fit="true">
        <text:list-style style:name="Title_2c__20_4_20_Content-outline1" style:display-name="Title, 4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outline2" style:display-name="Title, 4 Content-outline2" style:family="presentation" style:parent-style-name="Title_2c__20_4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4_20_Content-outline3" style:display-name="Title, 4 Content-outline3" style:family="presentation" style:parent-style-name="Title_2c__20_4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4_20_Content-outline4" style:display-name="Title, 4 Content-outline4" style:family="presentation" style:parent-style-name="Title_2c__20_4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text:list-style style:name="Title_2c__20_4_20_Content-title" style:display-name="Title, 4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none"/>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none"/>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false" style:shrink-to-fit="true">
        <text:list-style style:name="Centered_20_Text-outline1" style:display-name="Centere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20_and_20_Content-background" style:display-name="Title, 2 Content and Content-background" style:family="presentation">
      <style:graphic-properties draw:stroke="none" draw:fill="none"/>
      <style:text-properties style:letter-kerning="true"/>
    </style:style>
    <style:style style:name="Title_2c__20_2_20_Content_20_and_20_Content-backgroundobjects" style:display-name="Title, 2 Conten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and_20_Content-notes" style:display-name="Title, 2 Content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and_20_Content-outline1" style:display-name="Title, 2 Content and Content-outline1" style:family="presentation">
      <style:graphic-properties draw:stroke="none" draw:fill="none" draw:auto-grow-height="false" draw:fit-to-size="false" style:shrink-to-fit="true">
        <text:list-style style:name="Title_2c__20_2_20_Content_20_and_20_Content-outline1" style:display-name="Title, 2 Content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outline2" style:display-name="Title, 2 Content and Content-outline2" style:family="presentation" style:parent-style-name="Title_2c__20_2_20_Content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and_20_Content-outline3" style:display-name="Title, 2 Content and Content-outline3" style:family="presentation" style:parent-style-name="Title_2c__20_2_20_Content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and_20_Content-outline4" style:display-name="Title, 2 Content and Content-outline4" style:family="presentation" style:parent-style-name="Title_2c__20_2_20_Content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and_20_Content-outline5" style:display-name="Title, 2 Content and Content-outline5" style:family="presentation" style:parent-style-name="Title_2c__20_2_20_Content_20_and_20_Content-outline4">
      <style:paragraph-properties fo:margin-top="0.1cm" fo:margin-bottom="0cm"/>
      <style:text-properties fo:font-size="20pt" style:font-size-asian="20pt" style:font-size-complex="20pt"/>
    </style:style>
    <style:style style:name="Title_2c__20_2_20_Content_20_and_20_Content-outline6" style:display-name="Title, 2 Content and Content-outline6" style:family="presentation" style:parent-style-name="Title_2c__20_2_20_Content_20_and_20_Content-outline5">
      <style:paragraph-properties fo:margin-top="0.1cm" fo:margin-bottom="0cm"/>
      <style:text-properties fo:font-size="20pt" style:font-size-asian="20pt" style:font-size-complex="20pt"/>
    </style:style>
    <style:style style:name="Title_2c__20_2_20_Content_20_and_20_Content-outline7" style:display-name="Title, 2 Content and Content-outline7" style:family="presentation" style:parent-style-name="Title_2c__20_2_20_Content_20_and_20_Content-outline6">
      <style:paragraph-properties fo:margin-top="0.1cm" fo:margin-bottom="0cm"/>
      <style:text-properties fo:font-size="20pt" style:font-size-asian="20pt" style:font-size-complex="20pt"/>
    </style:style>
    <style:style style:name="Title_2c__20_2_20_Content_20_and_20_Content-outline8" style:display-name="Title, 2 Content and Content-outline8" style:family="presentation" style:parent-style-name="Title_2c__20_2_20_Content_20_and_20_Content-outline7">
      <style:paragraph-properties fo:margin-top="0.1cm" fo:margin-bottom="0cm"/>
      <style:text-properties fo:font-size="20pt" style:font-size-asian="20pt" style:font-size-complex="20pt"/>
    </style:style>
    <style:style style:name="Title_2c__20_2_20_Content_20_and_20_Content-outline9" style:display-name="Title, 2 Content and Content-outline9" style:family="presentation" style:parent-style-name="Title_2c__20_2_20_Content_20_and_20_Content-outline8">
      <style:paragraph-properties fo:margin-top="0.1cm" fo:margin-bottom="0cm"/>
      <style:text-properties fo:font-size="20pt" style:font-size-asian="20pt" style:font-size-complex="20pt"/>
    </style:style>
    <style:style style:name="Title_2c__20_2_20_Content_20_and_20_Content-subtitle" style:display-name="Title, 2 Content and Content-subtitle" style:family="presentation">
      <style:graphic-properties draw:stroke="none" draw:fill="none" draw:textarea-vertical-align="middle">
        <text:list-style style:name="Title_2c__20_2_20_Content_20_and_20_Content-subtitle" style:display-name="Title, 2 Content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title" style:display-name="Title, 2 Content and Content-title" style:family="presentation">
      <style:graphic-properties draw:stroke="none" draw:fill="none" draw:textarea-vertical-align="middle">
        <text:list-style style:name="Title_2c__20_2_20_Content_20_and_20_Content-title" style:display-name="Title, 2 Content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none"/>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c__20_2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 style:family="presentation" style:parent-style-name="Title_2c__20_2_20_Content_20_over_20_Content-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c__20_2_20_Content_20_over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c_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5" style:family="presentation" style:parent-style-name="Title_2c__20_Content_20_over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c__20_Content_20_over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Title_2c__20_4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8" style:family="presentation" style:parent-style-name="Title_2c__20_4_20_Conten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c__20_4_20_Conten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2c__20_6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11" style:family="presentation" style:parent-style-name="Title_2c__20_6_20_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2c__20_6_20_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lank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14"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17"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Title_2c_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0" style:family="presentation" style:parent-style-name="Title_2c__20_Content-backgroundobjects">
      <style:graphic-properties draw:stroke="none" draw:fill="none" draw:fill-color="#ffffff" draw:auto-grow-height="false" fo:min-height="1.485cm" loext:decorative="false"/>
      <style:paragraph-properties style:writing-mode="lr-tb"/>
    </style:style>
    <style:style style:name="Mpr21" style:family="presentation" style:parent-style-name="Title_2c__20_Content-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Title_2c_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3" style:family="presentation" style:parent-style-name="Title_2c__20_2_20_Content-backgroundobjects">
      <style:graphic-properties draw:stroke="none" draw:fill="none" draw:fill-color="#ffffff" draw:auto-grow-height="false" fo:min-height="1.485cm" loext:decorative="false"/>
      <style:paragraph-properties style:writing-mode="lr-tb"/>
    </style:style>
    <style:style style:name="Mpr24" style:family="presentation" style:parent-style-name="Title_2c__20_2_20_Content-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6"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27"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Centere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9" style:family="presentation" style:parent-style-name="Centered_20_Text-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entered_20_Text-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2_20_Content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32" style:family="presentation" style:parent-style-name="Title_2c__20_2_20_Content_20_and_20_Content-backgroundobjects">
      <style:graphic-properties draw:stroke="none" draw:fill="none" draw:fill-color="#ffffff" draw:auto-grow-height="false" fo:min-height="1.485cm" loext:decorative="false"/>
      <style:paragraph-properties style:writing-mode="lr-tb"/>
    </style:style>
    <style:style style:name="Mpr33" style:family="presentation" style:parent-style-name="Title_2c__20_2_20_Content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Title_20_Content_20_and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35" style:family="presentation" style:parent-style-name="Title_20_Content_20_and_20_2_20_Content-backgroundobjects">
      <style:graphic-properties draw:stroke="none" draw:fill="none" draw:fill-color="#ffffff" draw:auto-grow-height="false" fo:min-height="1.485cm" loext:decorative="false"/>
      <style:paragraph-properties style:writing-mode="lr-tb"/>
    </style:style>
    <style:style style:name="Mpr36" style:family="presentation" style:parent-style-name="Title_20_Content_20_and_20_2_20_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4pt" style:font-size-asian="14pt" style:font-size-complex="14pt"/>
    </style:style>
    <style:style style:name="MP8" style:family="paragraph">
      <style:paragraph-properties fo:text-align="start"/>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游明朝"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Title_2c__20_2_20_Content_20_over_20_Content" style:display-name="Title, 2 Content over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2_20_Content_20_over_20_Content-title" draw:layer="backgroundobjects" svg:width="25.196cm" svg:height="2.626cm" svg:x="1.4cm" svg:y="0.628cm" presentation:class="title" presentation:placeholder="true" presentation:user-transformed="true">
        <draw:text-box/>
      </draw:frame>
      <draw:frame draw:name="PlaceHolder 2" presentation:style-name="Title_2c__20_2_20_Content_20_over_20_Content-outline1" draw:layer="backgroundobjects" svg:width="12.296cm" svg:height="4.355cm" svg:x="1.4cm" svg:y="3.685cm" presentation:class="outline" presentation:placeholder="true" presentation:user-transformed="true">
        <draw:text-box/>
      </draw:frame>
      <draw:frame draw:name="PlaceHolder 3" presentation:style-name="Title_2c__20_2_20_Content_20_over_20_Content-outline1" draw:layer="backgroundobjects" svg:width="12.296cm" svg:height="4.355cm" svg:x="14.313cm" svg:y="3.685cm" presentation:class="outline" presentation:placeholder="true" presentation:user-transformed="true">
        <draw:text-box/>
      </draw:frame>
      <draw:frame draw:name="PlaceHolder 4" presentation:style-name="Title_2c__20_2_20_Content_20_over_20_Content-outline1" draw:layer="backgroundobjects" svg:width="25.198cm" svg:height="4.355cm" svg:x="1.4cm" svg:y="8.456cm" presentation:class="outline" presentation:placeholder="true" presentation:user-transformed="true">
        <draw:text-box/>
      </draw:frame>
      <draw:frame draw:name="PlaceHolder 5" presentation:style-name="Mpr1"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6" presentation:style-name="Mpr1"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7" presentation:style-name="Mpr1"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2_20_Content_20_over_20_Content-title" draw:layer="backgroundobjects" svg:width="19.798cm" svg:height="11.136cm" svg:x="0.6cm" svg:y="2.257cm" presentation:class="page"/>
        <draw:frame presentation:style-name="Title_2c__20_2_20_Content_20_over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c__20_Content_20_over_20_Content" style:display-name="Title, Content over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Content_20_over_20_Content-title" draw:layer="backgroundobjects" svg:width="25.196cm" svg:height="2.626cm" svg:x="1.4cm" svg:y="0.628cm" presentation:class="title" presentation:placeholder="true" presentation:user-transformed="true">
        <draw:text-box/>
      </draw:frame>
      <draw:frame draw:name="PlaceHolder 2" presentation:style-name="Title_2c__20_Content_20_over_20_Content-outline1" draw:layer="backgroundobjects" svg:width="25.198cm" svg:height="4.355cm" svg:x="1.4cm" svg:y="3.685cm" presentation:class="outline" presentation:placeholder="true" presentation:user-transformed="true">
        <draw:text-box/>
      </draw:frame>
      <draw:frame draw:name="PlaceHolder 3" presentation:style-name="Title_2c__20_Content_20_over_20_Content-outline1" draw:layer="backgroundobjects" svg:width="25.198cm" svg:height="4.355cm" svg:x="1.4cm" svg:y="8.456cm" presentation:class="outline" presentation:placeholder="true" presentation:user-transformed="true">
        <draw:text-box/>
      </draw:frame>
      <draw:frame draw:name="PlaceHolder 4" presentation:style-name="Mpr4"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5" presentation:style-name="Mpr4"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6" presentation:style-name="Mpr4"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Content_20_over_20_Content-title" draw:layer="backgroundobjects" svg:width="0.001cm" svg:height="0.001cm" svg:x="0cm" svg:y="2.257cm" presentation:class="page"/>
        <draw:frame presentation:style-name="Title_2c__20_Content_20_over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c__20_4_20_Content" style:display-name="Title, 4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4_20_Content-title" draw:layer="backgroundobjects" svg:width="25.196cm" svg:height="2.626cm" svg:x="1.4cm" svg:y="0.628cm" presentation:class="title" presentation:placeholder="true" presentation:user-transformed="true">
        <draw:text-box/>
      </draw:frame>
      <draw:frame draw:name="PlaceHolder 2" presentation:style-name="Title_2c__20_4_20_Content-outline1" draw:layer="backgroundobjects" svg:width="12.296cm" svg:height="4.355cm" svg:x="1.4cm" svg:y="3.685cm" presentation:class="outline" presentation:placeholder="true" presentation:user-transformed="true">
        <draw:text-box/>
      </draw:frame>
      <draw:frame draw:name="PlaceHolder 3" presentation:style-name="Title_2c__20_4_20_Content-outline1" draw:layer="backgroundobjects" svg:width="12.296cm" svg:height="4.355cm" svg:x="14.313cm" svg:y="3.685cm" presentation:class="outline" presentation:placeholder="true" presentation:user-transformed="true">
        <draw:text-box/>
      </draw:frame>
      <draw:frame draw:name="PlaceHolder 4" presentation:style-name="Title_2c__20_4_20_Content-outline1" draw:layer="backgroundobjects" svg:width="12.296cm" svg:height="4.355cm" svg:x="1.4cm" svg:y="8.456cm" presentation:class="outline" presentation:placeholder="true" presentation:user-transformed="true">
        <draw:text-box/>
      </draw:frame>
      <draw:frame draw:name="PlaceHolder 5" presentation:style-name="Title_2c__20_4_20_Content-outline1" draw:layer="backgroundobjects" svg:width="12.296cm" svg:height="4.355cm" svg:x="14.313cm" svg:y="8.456cm" presentation:class="outline" presentation:placeholder="true" presentation:user-transformed="true">
        <draw:text-box/>
      </draw:frame>
      <draw:frame draw:name="PlaceHolder 6" presentation:style-name="Mpr7"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7" presentation:style-name="Mpr7"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8" presentation:style-name="Mpr7"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4_20_Content-title" draw:layer="backgroundobjects" svg:width="0.001cm" svg:height="0.001cm" svg:x="0cm" svg:y="2.257cm" presentation:class="page"/>
        <draw:frame presentation:style-name="Title_2c__20_4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Mpr10"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2" presentation:style-name="Mpr10"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3" presentation:style-name="Mpr10"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6_20_Content-title" draw:layer="backgroundobjects" svg:width="0.001cm" svg:height="0.001cm" svg:x="0cm" svg:y="2.257cm" presentation:class="page"/>
        <draw:frame presentation:style-name="Title_2c__20_6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lank_20_Slide" style:display-name="Blank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Mpr13"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2" presentation:style-name="Mpr13"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3" presentation:style-name="Mpr13"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Blank_20_Slide-title" draw:layer="backgroundobjects" svg:width="0.001cm" svg:height="0.001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0_Slide-title" draw:layer="backgroundobjects" svg:width="25.196cm" svg:height="2.626cm" svg:x="1.4cm" svg:y="0.628cm" presentation:class="title" presentation:placeholder="true" presentation:user-transformed="true">
        <draw:text-box/>
      </draw:frame>
      <draw:frame draw:name="PlaceHolder 2" presentation:style-name="Title_20_Slide-outline1" draw:layer="backgroundobjects" svg:width="25.198cm" svg:height="9.133cm" svg:x="1.4cm" svg:y="3.685cm" presentation:class="outline" presentation:placeholder="true" presentation:user-transformed="true">
        <draw:text-box/>
      </draw:frame>
      <draw:frame draw:name="PlaceHolder 3" presentation:style-name="Mpr16"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4" presentation:style-name="Mpr16"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5" presentation:style-name="Mpr16"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c__20_Content" style:display-name="Title,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Content-title" draw:layer="backgroundobjects" svg:width="25.196cm" svg:height="2.626cm" svg:x="1.4cm" svg:y="0.628cm" presentation:class="title" presentation:placeholder="true" presentation:user-transformed="true">
        <draw:text-box/>
      </draw:frame>
      <draw:frame draw:name="PlaceHolder 2" presentation:style-name="Title_2c__20_Content-outline1" draw:layer="backgroundobjects" svg:width="25.198cm" svg:height="9.133cm" svg:x="1.4cm" svg:y="3.685cm" presentation:class="outline" presentation:placeholder="true" presentation:user-transformed="true">
        <draw:text-box/>
      </draw:frame>
      <draw:frame draw:name="PlaceHolder 3" presentation:style-name="Mpr19"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4" presentation:style-name="Mpr19"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5" presentation:style-name="Mpr19"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Content-title" draw:layer="backgroundobjects" svg:width="0.001cm" svg:height="0.001cm" svg:x="0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c__20_2_20_Content" style:display-name="Title, 2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2_20_Content-title" draw:layer="backgroundobjects" svg:width="25.196cm" svg:height="2.626cm" svg:x="1.4cm" svg:y="0.628cm" presentation:class="title" presentation:placeholder="true" presentation:user-transformed="true">
        <draw:text-box/>
      </draw:frame>
      <draw:frame draw:name="PlaceHolder 2" presentation:style-name="Title_2c__20_2_20_Content-outline1" draw:layer="backgroundobjects" svg:width="12.296cm" svg:height="9.133cm" svg:x="1.4cm" svg:y="3.685cm" presentation:class="outline" presentation:placeholder="true" presentation:user-transformed="true">
        <draw:text-box/>
      </draw:frame>
      <draw:frame draw:name="PlaceHolder 3" presentation:style-name="Title_2c__20_2_20_Content-outline1" draw:layer="backgroundobjects" svg:width="12.296cm" svg:height="9.133cm" svg:x="14.313cm" svg:y="3.685cm" presentation:class="outline" presentation:placeholder="true" presentation:user-transformed="true">
        <draw:text-box/>
      </draw:frame>
      <draw:frame draw:name="PlaceHolder 4" presentation:style-name="Mpr22"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5" presentation:style-name="Mpr22"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6" presentation:style-name="Mpr22"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2_20_Content-title" draw:layer="backgroundobjects" svg:width="0.001cm" svg:height="0.001cm" svg:x="0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0_Only-title" draw:layer="backgroundobjects" svg:width="25.196cm" svg:height="2.626cm" svg:x="1.4cm" svg:y="0.628cm" presentation:class="title" presentation:placeholder="true" presentation:user-transformed="true">
        <draw:text-box/>
      </draw:frame>
      <draw:frame draw:name="PlaceHolder 2" presentation:style-name="Mpr25"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3" presentation:style-name="Mpr25"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4" presentation:style-name="Mpr25"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Centered_20_Text" style:display-name="Centered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Mpr28"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2" presentation:style-name="Mpr28"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3" presentation:style-name="Mpr28"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Centered_20_Text-title" draw:layer="backgroundobjects" svg:width="0.001cm" svg:height="0.001cm" svg:x="0cm" svg:y="2.257cm" presentation:class="page"/>
        <draw:frame presentation:style-name="Centered_20_Tex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c__20_2_20_Content_20_and_20_Content" style:display-name="Title, 2 Content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2_20_Content_20_and_20_Content-title" draw:layer="backgroundobjects" svg:width="25.196cm" svg:height="2.626cm" svg:x="1.4cm" svg:y="0.628cm" presentation:class="title" presentation:placeholder="true" presentation:user-transformed="true">
        <draw:text-box/>
      </draw:frame>
      <draw:frame draw:name="PlaceHolder 2" presentation:style-name="Title_2c__20_2_20_Content_20_and_20_Content-outline1" draw:layer="backgroundobjects" svg:width="12.296cm" svg:height="4.355cm" svg:x="1.4cm" svg:y="3.685cm" presentation:class="outline" presentation:placeholder="true" presentation:user-transformed="true">
        <draw:text-box/>
      </draw:frame>
      <draw:frame draw:name="PlaceHolder 3" presentation:style-name="Title_2c__20_2_20_Content_20_and_20_Content-outline1" draw:layer="backgroundobjects" svg:width="12.296cm" svg:height="9.133cm" svg:x="14.313cm" svg:y="3.685cm" presentation:class="outline" presentation:placeholder="true" presentation:user-transformed="true">
        <draw:text-box/>
      </draw:frame>
      <draw:frame draw:name="PlaceHolder 4" presentation:style-name="Title_2c__20_2_20_Content_20_and_20_Content-outline1" draw:layer="backgroundobjects" svg:width="12.296cm" svg:height="4.355cm" svg:x="1.4cm" svg:y="8.456cm" presentation:class="outline" presentation:placeholder="true" presentation:user-transformed="true">
        <draw:text-box/>
      </draw:frame>
      <draw:frame draw:name="PlaceHolder 5" presentation:style-name="Mpr31"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6" presentation:style-name="Mpr31"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7" presentation:style-name="Mpr31"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2_20_Content_20_and_20_Content-title" draw:layer="backgroundobjects" svg:width="0.001cm" svg:height="0.001cm" svg:x="0cm" svg:y="2.257cm" presentation:class="page"/>
        <draw:frame presentation:style-name="Title_2c__20_2_20_Content_20_and_20_Content-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0_Content_20_and_20_2_20_Content" style:display-name="Title Content and 2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0_Content_20_and_20_2_20_Content-title" draw:layer="backgroundobjects" svg:width="25.196cm" svg:height="2.626cm" svg:x="1.4cm" svg:y="0.628cm" presentation:class="title" presentation:placeholder="true" presentation:user-transformed="true">
        <draw:text-box/>
      </draw:frame>
      <draw:frame draw:name="PlaceHolder 2" presentation:style-name="Title_20_Content_20_and_20_2_20_Content-outline1" draw:layer="backgroundobjects" svg:width="12.296cm" svg:height="9.133cm" svg:x="1.4cm" svg:y="3.685cm" presentation:class="outline" presentation:placeholder="true" presentation:user-transformed="true">
        <draw:text-box/>
      </draw:frame>
      <draw:frame draw:name="PlaceHolder 3" presentation:style-name="Title_20_Content_20_and_20_2_20_Content-outline1" draw:layer="backgroundobjects" svg:width="12.296cm" svg:height="4.355cm" svg:x="14.313cm" svg:y="3.685cm" presentation:class="outline" presentation:placeholder="true" presentation:user-transformed="true">
        <draw:text-box/>
      </draw:frame>
      <draw:frame draw:name="PlaceHolder 4" presentation:style-name="Title_20_Content_20_and_20_2_20_Content-outline1" draw:layer="backgroundobjects" svg:width="12.296cm" svg:height="4.355cm" svg:x="14.313cm" svg:y="8.456cm" presentation:class="outline" presentation:placeholder="true" presentation:user-transformed="true">
        <draw:text-box/>
      </draw:frame>
      <draw:frame draw:name="PlaceHolder 5" presentation:style-name="Mpr34"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6" presentation:style-name="Mpr34"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7" presentation:style-name="Mpr34"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0_Content_20_and_20_2_20_Content-title" draw:layer="backgroundobjects" svg:width="0.001cm" svg:height="0.001cm" svg:x="0cm" svg:y="2.257cm" presentation:class="page"/>
        <draw:frame presentation:style-name="Title_20_Content_20_and_20_2_20_Content-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1-07T16:42:52</meta:creation-date>
    <dc:language>ja-JP</dc:language>
    <dc:date>2025-01-02T14:48:30.247000000</dc:date>
    <meta:editing-cycles>8</meta:editing-cycles>
    <meta:editing-duration>PT4H47M20S</meta:editing-duration>
    <meta:generator>LibreOffice/24.2.7.2$Windows_X86_64 LibreOffice_project/ee3885777aa7032db5a9b65deec9457448a91162</meta:generator>
    <dc:title>sall ローカルLLM を使ったアシスタント</dc:title>
    <meta:print-date>2024-11-14T20:36:13.784000000</meta:print-date>
    <meta:printed-by>PDFファイル</meta:printed-by>
    <meta:document-statistic meta:object-count="192"/>
    <meta:user-defined meta:name="AppVersion">15.0000</meta:user-defined>
  </office:meta>
</office:document-meta>
</file>